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float" office:value="7">
            <text:p>7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float" office:value="0.047">
            <text:p>0.05</text:p>
          </table:table-cell>
          <table:table-cell office:value-type="float" office:value="-3.02">
            <text:p>-3.02</text:p>
          </table:table-cell>
          <table:table-cell office:value-type="float" office:value="9.57">
            <text:p>9.57</text:p>
          </table:table-cell>
          <table:table-cell office:value-type="float" office:value="-6.092">
            <text:p>-6.09</text:p>
          </table:table-cell>
          <table:table-cell office:value-type="float" office:value="-7.23">
            <text:p>-7.23</text:p>
          </table:table-cell>
          <table:table-cell office:value-type="float" office:value="1.5">
            <text:p>1.5</text:p>
          </table:table-cell>
          <table:table-cell office:value-type="float" office:value="-0.42">
            <text:p>-0.42</text:p>
          </table:table-cell>
          <table:table-cell office:value-type="float" office:value="-0.046">
            <text:p>-0.05</text:p>
          </table:table-cell>
          <table:table-cell office:value-type="float" office:value="-4.24">
            <text:p>-4.24</text:p>
          </table:table-cell>
          <table:table-cell office:value-type="float" office:value="-9.78">
            <text:p>-9.7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.76">
            <text:p>8.76</text:p>
          </table:table-cell>
          <table:table-cell/>
          <table:table-cell table:number-columns-repeated="3" office:value-type="float" office:value="1">
            <text:p>1</text:p>
          </table:table-cell>
          <table:table-cell>
            <draw:frame table:end-cell-address="Sheet2.K21" table:end-x="1.325cm" table:end-y="0.351cm" draw:z-index="2" draw:style-name="gr1" svg:width="7.999cm" svg:height="6.999cm" svg:x="0.101cm" svg:y="0.1cm">
              <draw:object draw:notify-on-update-of-ranges="Sheet2.E6:Sheet2.E15 Sheet2.F6:Sheet2.F15 Sheet2.G6:Sheet2.G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-4.12">
            <text:p>-4.12</text:p>
          </table:table-cell>
          <table:table-cell/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-5.86">
            <text:p>-5.8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">
            <text:p>-8</text:p>
          </table:table-cell>
          <table:table-cell office:value-type="float" office:value="2.97">
            <text:p>2.97</text:p>
            <draw:frame table:end-cell-address="Sheet2.L31" table:end-x="0.368cm" table:end-y="0.108cm" draw:z-index="0" draw:style-name="gr1" svg:width="18.877cm" svg:height="10.074cm" svg:x="1.814cm" svg:y="0.381cm">
              <draw:object draw:notify-on-update-of-ranges="Sheet2.A1:Sheet2.J1 Sheet2.A2:Sheet2.J2 Sheet2.A3:Sheet2.J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number-columns-repeated="3" office:value-type="float" office:value="-5">
            <text:p>-5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4.5">
            <text:p>-4.5</text:p>
          </table:table-cell>
          <table:table-cell/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3.64">
            <text:p>-3.6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.85">
            <text:p>6.8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.46">
            <text:p>2.46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4.4">
            <text:p>-4.4</text:p>
          </table:table-cell>
          <table:table-cell/>
          <table:table-cell office:value-type="float" office:value="4">
            <text:p>4</text:p>
          </table:table-cell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>
            <draw:frame table:end-cell-address="Sheet2.D28" table:end-x="1.428cm" table:end-y="0.178cm" draw:z-index="1" draw:style-name="gr1" svg:width="7.999cm" svg:height="6.999cm" svg:x="0.203cm" svg:y="0.377cm">
              <draw:object draw:notify-on-update-of-ranges="Sheet2.A6:Sheet2.A11 Sheet2.B6:Sheet2.B11 Sheet2.C6:Sheet2.C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.54">
            <text:p>8.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.52">
            <text:p>2.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3.67">
            <text:p>3.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float" office:value="-3.84">
            <text:p>-3.84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076">
            <text:p>3.08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-6.58">
            <text:p>-6.58</text:p>
          </table:table-cell>
        </table:table-row>
      </table:table>
      <table:table table:name="Sheet1" table:style-name="ta1" table:print="false">
        <table:table-column table:style-name="co2" table:number-columns-repeated="6" table:default-cell-style-name="Default"/>
        <table:table-column table:style-name="co3" table:number-columns-repeated="4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float" office:value="-10">
            <text:p>-10</text:p>
          </table:table-cell>
          <table:table-cell table:style-name="ce1" office:value-type="float" office:value="-9">
            <text:p>-9</text:p>
          </table:table-cell>
          <table:table-cell table:style-name="ce1" office:value-type="float" office:value="-8">
            <text:p>-8</text:p>
          </table:table-cell>
          <table:table-cell table:style-name="ce1" office:value-type="float" office:value="-7">
            <text:p>-7</text:p>
          </table:table-cell>
          <table:table-cell table:style-name="ce1" office:value-type="float" office:value="-6">
            <text:p>-6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2" office:value-type="float" office:value="0.0000453978687024">
            <text:p>0.00005</text:p>
          </table:table-cell>
          <table:table-cell table:style-name="ce2" office:value-type="float" office:value="0.000123394575986">
            <text:p>0.00012</text:p>
          </table:table-cell>
          <table:table-cell table:style-name="ce2" office:value-type="float" office:value="0.000335350130466">
            <text:p>0.00034</text:p>
          </table:table-cell>
          <table:table-cell table:style-name="ce2" office:value-type="float" office:value="0.000911051194401">
            <text:p>0.00091</text:p>
          </table:table-cell>
          <table:table-cell table:style-name="ce2" office:value-type="float" office:value="0.00247262315663">
            <text:p>0.00247</text:p>
          </table:table-cell>
          <table:table-cell table:style-name="ce2" office:value-type="float" office:value="0.00669285092428">
            <text:p>0.00669</text:p>
            <draw:frame table:end-cell-address="Sheet1.J20" table:end-x="0.973cm" table:end-y="0.416cm" draw:z-index="1" draw:style-name="gr1" svg:width="13.7cm" svg:height="8.171cm" svg:x="0.049cm" svg:y="0.343cm">
              <draw:object draw:notify-on-update-of-ranges="Sheet1.A1:Sheet1.T1 Sheet1.A2:Sheet1.T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 office:value-type="float" office:value="0.0179862099621">
            <text:p>0.01799</text:p>
          </table:table-cell>
          <table:table-cell table:style-name="ce2" office:value-type="float" office:value="0.0474258731776">
            <text:p>0.04743</text:p>
          </table:table-cell>
          <table:table-cell table:style-name="ce2" office:value-type="float" office:value="0.119202922022">
            <text:p>0.11920</text:p>
          </table:table-cell>
          <table:table-cell table:style-name="ce2" office:value-type="float" office:value="0.26894142137">
            <text:p>0.26894</text:p>
          </table:table-cell>
          <table:table-cell table:style-name="ce2" office:value-type="float" office:value="0.5">
            <text:p>0.50000</text:p>
          </table:table-cell>
          <table:table-cell table:style-name="ce2" office:value-type="float" office:value="0.73105857863">
            <text:p>0.73106</text:p>
          </table:table-cell>
          <table:table-cell table:style-name="ce2" office:value-type="float" office:value="0.880797077978">
            <text:p>0.88080</text:p>
          </table:table-cell>
          <table:table-cell table:style-name="ce2" office:value-type="float" office:value="0.952574126822">
            <text:p>0.95257</text:p>
          </table:table-cell>
          <table:table-cell table:style-name="ce2" office:value-type="float" office:value="0.982013790038">
            <text:p>0.98201</text:p>
          </table:table-cell>
          <table:table-cell table:style-name="ce2" office:value-type="float" office:value="0.993307149076">
            <text:p>0.99331</text:p>
          </table:table-cell>
          <table:table-cell table:style-name="ce2" office:value-type="float" office:value="0.997527376843">
            <text:p>0.99753</text:p>
          </table:table-cell>
          <table:table-cell table:style-name="ce2" office:value-type="float" office:value="0.999088948806">
            <text:p>0.99909</text:p>
          </table:table-cell>
          <table:table-cell table:style-name="ce2" office:value-type="float" office:value="0.99966464987">
            <text:p>0.99966</text:p>
          </table:table-cell>
          <table:table-cell table:style-name="ce2" office:value-type="float" office:value="0.999876605424">
            <text:p>0.99988</text:p>
          </table:table-cell>
        </table:table-row>
        <table:table-row table:style-name="ro1" table:number-rows-repeated="10">
          <table:table-cell table:number-columns-repeated="20"/>
        </table:table-row>
        <table:table-row table:style-name="ro1">
          <table:table-cell>
            <draw:frame table:end-cell-address="Sheet1.E30" table:end-x="2.138cm" table:end-y="0.175cm" draw:z-index="0" draw:style-name="gr1" svg:width="14.502cm" svg:height="7.721cm" svg:x="0cm" svg:y="0.102cm">
              <draw:object draw:notify-on-update-of-ranges="Sheet1.A2:Sheet1.T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12" number:min-integer-digits="1"/>
    </number:number-style>
    <number:number-style style:name="N10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0">20/11/2009</text:date>, <text:time>15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20T15:34:56</dc:date>
    <meta:generator>OpenOffice.org/3.0$Linux OpenOffice.org_project/300m15$Build-9379</meta:generator>
    <meta:editing-duration>PT45H51M51S</meta:editing-duration>
    <meta:editing-cycles>3</meta:editing-cycles>
    <meta:document-statistic meta:table-count="3" meta:cell-count="127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503cm" svg:height="7.722cm" chart:class="chart:line" chart:style-name="ch1">
        <chart:legend chart:legend-position="end" svg:x="12.743cm" svg:y="3.579cm" chart:style-name="ch2"/>
        <chart:plot-area chart:style-name="ch3" table:cell-range-address="Sheet1.A2:Sheet1.T2" svg:x="0.29cm" svg:y="0.154cm" svg:width="12.164cm" svg:height="7.2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T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0.0000453978687024">
                <text:p text:id="Sheet1.A2:Sheet1.T2">0.0000453978687024</text:p>
              </table:table-cell>
              <table:table-cell office:value-type="float" office:value="0.000123394575986">
                <text:p>0.000123394575986</text:p>
              </table:table-cell>
              <table:table-cell office:value-type="float" office:value="0.000335350130466">
                <text:p>0.000335350130466</text:p>
              </table:table-cell>
              <table:table-cell office:value-type="float" office:value="0.000911051194401">
                <text:p>0.000911051194401</text:p>
              </table:table-cell>
              <table:table-cell office:value-type="float" office:value="0.00247262315663">
                <text:p>0.00247262315663</text:p>
              </table:table-cell>
              <table:table-cell office:value-type="float" office:value="0.00669285092428">
                <text:p>0.00669285092428</text:p>
              </table:table-cell>
              <table:table-cell office:value-type="float" office:value="0.0179862099621">
                <text:p>0.0179862099621</text:p>
              </table:table-cell>
              <table:table-cell office:value-type="float" office:value="0.0474258731776">
                <text:p>0.0474258731776</text:p>
              </table:table-cell>
              <table:table-cell office:value-type="float" office:value="0.119202922022">
                <text:p>0.119202922022</text:p>
              </table:table-cell>
              <table:table-cell office:value-type="float" office:value="0.26894142137">
                <text:p>0.26894142137</text:p>
              </table:table-cell>
              <table:table-cell office:value-type="float" office:value="0.5">
                <text:p>0.5</text:p>
              </table:table-cell>
              <table:table-cell office:value-type="float" office:value="0.73105857863">
                <text:p>0.73105857863</text:p>
              </table:table-cell>
              <table:table-cell office:value-type="float" office:value="0.880797077978">
                <text:p>0.880797077978</text:p>
              </table:table-cell>
              <table:table-cell office:value-type="float" office:value="0.952574126822">
                <text:p>0.952574126822</text:p>
              </table:table-cell>
              <table:table-cell office:value-type="float" office:value="0.982013790038">
                <text:p>0.982013790038</text:p>
              </table:table-cell>
              <table:table-cell office:value-type="float" office:value="0.993307149076">
                <text:p>0.993307149076</text:p>
              </table:table-cell>
              <table:table-cell office:value-type="float" office:value="0.997527376843">
                <text:p>0.997527376843</text:p>
              </table:table-cell>
              <table:table-cell office:value-type="float" office:value="0.999088948806">
                <text:p>0.999088948806</text:p>
              </table:table-cell>
              <table:table-cell office:value-type="float" office:value="0.99966464987">
                <text:p>0.99966464987</text:p>
              </table:table-cell>
              <table:table-cell office:value-type="float" office:value="0.999876605424">
                <text:p>0.999876605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701cm" svg:height="8.172cm" chart:class="chart:line" chart:style-name="ch1">
        <chart:legend chart:legend-position="end" svg:x="11.957cm" svg:y="3.804cm" chart:style-name="ch2"/>
        <chart:plot-area chart:style-name="ch3" table:cell-range-address="Sheet1.A1:Sheet1.T2" chart:data-source-has-labels="row" svg:x="0.274cm" svg:y="0.163cm" svg:width="11.41cm" svg:height="7.683cm">
          <chart:axis chart:dimension="x" chart:name="primary-x" chart:style-name="ch4">
            <chart:categories table:cell-range-address="Sheet1.A1:Sheet1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T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T1">-10</text:p>
              </table:table-cell>
              <table:table-cell office:value-type="string">
                <text:p>-9</text:p>
              </table:table-cell>
              <table:table-cell office:value-type="string">
                <text:p>-8</text:p>
              </table:table-cell>
              <table:table-cell office:value-type="string">
                <text:p>-7</text:p>
              </table:table-cell>
              <table:table-cell office:value-type="string">
                <text:p>-6</text:p>
              </table:table-cell>
              <table:table-cell office:value-type="string">
                <text:p>-5</text:p>
              </table:table-cell>
              <table:table-cell office:value-type="string">
                <text:p>-4</text:p>
              </table:table-cell>
              <table:table-cell office:value-type="string">
                <text:p>-3</text:p>
              </table:table-cell>
              <table:table-cell office:value-type="string">
                <text:p>-2</text:p>
              </table:table-cell>
              <table:table-cell office:value-type="string">
                <text:p>-1</text:p>
              </table:table-cell>
              <table:table-cell office:value-type="string">
                <text:p>0</text:p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0.0000453978687024">
                <text:p text:id="Sheet1.A2:Sheet1.T2">0.0000453978687024</text:p>
              </table:table-cell>
              <table:table-cell office:value-type="float" office:value="0.000123394575986">
                <text:p>0.000123394575986</text:p>
              </table:table-cell>
              <table:table-cell office:value-type="float" office:value="0.000335350130466">
                <text:p>0.000335350130466</text:p>
              </table:table-cell>
              <table:table-cell office:value-type="float" office:value="0.000911051194401">
                <text:p>0.000911051194401</text:p>
              </table:table-cell>
              <table:table-cell office:value-type="float" office:value="0.00247262315663">
                <text:p>0.00247262315663</text:p>
              </table:table-cell>
              <table:table-cell office:value-type="float" office:value="0.00669285092428">
                <text:p>0.00669285092428</text:p>
              </table:table-cell>
              <table:table-cell office:value-type="float" office:value="0.0179862099621">
                <text:p>0.0179862099621</text:p>
              </table:table-cell>
              <table:table-cell office:value-type="float" office:value="0.0474258731776">
                <text:p>0.0474258731776</text:p>
              </table:table-cell>
              <table:table-cell office:value-type="float" office:value="0.119202922022">
                <text:p>0.119202922022</text:p>
              </table:table-cell>
              <table:table-cell office:value-type="float" office:value="0.26894142137">
                <text:p>0.26894142137</text:p>
              </table:table-cell>
              <table:table-cell office:value-type="float" office:value="0.5">
                <text:p>0.5</text:p>
              </table:table-cell>
              <table:table-cell office:value-type="float" office:value="0.73105857863">
                <text:p>0.73105857863</text:p>
              </table:table-cell>
              <table:table-cell office:value-type="float" office:value="0.880797077978">
                <text:p>0.880797077978</text:p>
              </table:table-cell>
              <table:table-cell office:value-type="float" office:value="0.952574126822">
                <text:p>0.952574126822</text:p>
              </table:table-cell>
              <table:table-cell office:value-type="float" office:value="0.982013790038">
                <text:p>0.982013790038</text:p>
              </table:table-cell>
              <table:table-cell office:value-type="float" office:value="0.993307149076">
                <text:p>0.993307149076</text:p>
              </table:table-cell>
              <table:table-cell office:value-type="float" office:value="0.997527376843">
                <text:p>0.997527376843</text:p>
              </table:table-cell>
              <table:table-cell office:value-type="float" office:value="0.999088948806">
                <text:p>0.999088948806</text:p>
              </table:table-cell>
              <table:table-cell office:value-type="float" office:value="0.99966464987">
                <text:p>0.99966464987</text:p>
              </table:table-cell>
              <table:table-cell office:value-type="float" office:value="0.999876605424">
                <text:p>0.999876605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8.878cm" svg:height="10.075cm" chart:class="chart:line" chart:style-name="ch1">
        <chart:legend chart:legend-position="end" svg:x="17.031cm" svg:y="4.38cm" chart:style-name="ch2"/>
        <chart:plot-area chart:style-name="ch3" table:cell-range-address="Sheet2.A1:Sheet2.J3" svg:x="0.377cm" svg:y="0.201cm" svg:width="16.278cm" svg:height="9.47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J1" chart:class="chart:line">
            <chart:data-point chart:repeated="10"/>
          </chart:series>
          <chart:series chart:style-name="ch7" chart:values-cell-range-address="Sheet2.A2:Sheet2.J2" chart:class="chart:line">
            <chart:data-point chart:repeated="10"/>
          </chart:series>
          <chart:series chart:style-name="ch8" chart:values-cell-range-address="Sheet2.A3:Sheet2.J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 text:id="">Row 1</text:p>
              </table:table-cell>
              <table:table-cell office:value-type="float" office:value="0">
                <text:p text:id="Sheet2.A1:Sheet2.J1">0</text:p>
              </table:table-cell>
              <table:table-cell office:value-type="float" office:value="-3">
                <text:p>-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">Row 2</text:p>
              </table:table-cell>
              <table:table-cell office:value-type="float" office:value="7">
                <text:p text:id="Sheet2.A2:Sheet2.J2">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 text:id="">Row 3</text:p>
              </table:table-cell>
              <table:table-cell office:value-type="float" office:value="0.047">
                <text:p text:id="Sheet2.A3:Sheet2.J3">0.047</text:p>
              </table:table-cell>
              <table:table-cell office:value-type="float" office:value="-3.02">
                <text:p>-3.02</text:p>
              </table:table-cell>
              <table:table-cell office:value-type="float" office:value="9.57">
                <text:p>9.57</text:p>
              </table:table-cell>
              <table:table-cell office:value-type="float" office:value="-6.092">
                <text:p>-6.092</text:p>
              </table:table-cell>
              <table:table-cell office:value-type="float" office:value="-7.23">
                <text:p>-7.23</text:p>
              </table:table-cell>
              <table:table-cell office:value-type="float" office:value="1.5">
                <text:p>1.5</text:p>
              </table:table-cell>
              <table:table-cell office:value-type="float" office:value="-0.42">
                <text:p>-0.42</text:p>
              </table:table-cell>
              <table:table-cell office:value-type="float" office:value="-0.046">
                <text:p>-0.046</text:p>
              </table:table-cell>
              <table:table-cell office:value-type="float" office:value="-4.24">
                <text:p>-4.24</text:p>
              </table:table-cell>
              <table:table-cell office:value-type="float" office:value="-9.78">
                <text:p>-9.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2cm" svg:y="2.843cm" chart:style-name="ch2"/>
        <chart:plot-area chart:style-name="ch3" table:cell-range-address="Sheet2.A6:Sheet2.C11" svg:x="0.16cm" svg:y="0.14cm" svg:width="5.60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6:Sheet2.A11" chart:class="chart:line">
            <chart:data-point chart:repeated="6"/>
          </chart:series>
          <chart:series chart:style-name="ch7" chart:values-cell-range-address="Sheet2.B6:Sheet2.B11" chart:class="chart:line">
            <chart:data-point chart:repeated="6"/>
          </chart:series>
          <chart:series chart:style-name="ch8" chart:values-cell-range-address="Sheet2.C6:Sheet2.C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 text:id="Sheet2.A6:Sheet2.A11">9</text:p>
              </table:table-cell>
              <table:table-cell office:value-type="float" office:value="4">
                <text:p text:id="Sheet2.B6:Sheet2.B11">4</text:p>
              </table:table-cell>
              <table:table-cell office:value-type="float" office:value="8.76">
                <text:p text:id="Sheet2.C6:Sheet2.C11">8.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  <table:table-cell office:value-type="float" office:value="-4.12">
                <text:p>-4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-8">
                <text:p>-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-4.4">
                <text:p>-4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894cm" svg:y="2.843cm" chart:style-name="ch2"/>
        <chart:plot-area chart:style-name="ch3" table:cell-range-address="Sheet2.E6:Sheet2.G15" svg:x="0.16cm" svg:y="0.14cm" svg:width="5.57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6:Sheet2.E15" chart:class="chart:line">
            <chart:data-point chart:repeated="10"/>
          </chart:series>
          <chart:series chart:style-name="ch7" chart:values-cell-range-address="Sheet2.F6:Sheet2.F15" chart:class="chart:line">
            <chart:data-point chart:repeated="10"/>
          </chart:series>
          <chart:series chart:style-name="ch8" chart:values-cell-range-address="Sheet2.G6:Sheet2.G1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2.E6:Sheet2.E15">1</text:p>
              </table:table-cell>
              <table:table-cell office:value-type="float" office:value="1">
                <text:p text:id="Sheet2.F6:Sheet2.F15">1</text:p>
              </table:table-cell>
              <table:table-cell office:value-type="float" office:value="1">
                <text:p text:id="Sheet2.G6:Sheet2.G15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5.86">
                <text:p>-5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-3.84">
                <text:p>-3.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